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8b57"/>
    </style:style>
    <style:style style:name="P2" style:family="paragraph" style:parent-style-name="Standard">
      <style:text-properties officeooo:rsid="00188b57" officeooo:paragraph-rsid="00188b57"/>
    </style:style>
    <style:style style:name="T1" style:family="text">
      <style:text-properties officeooo:rsid="00188b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span text:style-name="T1">my IP: <text:s/></text:span>124.123.177.123</text:p>
      <text:p text:style-name="Standard"/>
      <text:p text:style-name="P1">Bastian ip: ssh vishwam@52.172.176.49</text:p>
      <text:p text:style-name="Standard"><text:span text:style-name="T1">pass: <text:s/></text:span>FRP-jump1-host-dev-st </text:p>
      <text:p text:style-name="Standard">ssh vishwam@10.5.6.9</text:p>
      <text:p text:style-name="Standard"><text:span text:style-name="T1">pass: <text:s/></text:span>FRP-gpu6-nc12s-v3</text:p>
      <text:p text:style-name="Standard"><text:span text:style-name="T1">virtual env : <text:s/></text:span>. py35-venv/bin/activate</text:p>
      <text:p text:style-name="Standard">sudo mount /dev/sdd1 mountpoint</text:p>
      <text:p text:style-name="Standard">cd mountpoint/ss/aadhar_micro_feb/experiments/</text:p>
      <text:p text:style-name="Standard"/>
      <text:p text:style-name="P2">vm name: VM 6 - ssh vishwam@10.5.6.9 FRP-gpu6-nc12s-v3</text:p>
      <text:p text:style-name="P2"/>
      <text:p text:style-name="P2">ls | wc -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5:18:27.229612737</meta:creation-date>
    <dc:date>2020-12-01T12:11:12.925355029</dc:date>
    <meta:editing-duration>PT1H57M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36" meta:character-count="313" meta:non-whitespace-character-count="282"/>
  </office:meta>
</office:document-meta>
</file>